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0.458cm" fo:min-width="0.292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ff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35cm" svg:stroke-color="#00c462" draw:marker-start="Arrow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loext:graphic-properties draw:fill-color="#fffffe"/>
      <style:paragraph-properties fo:text-align="center"/>
      <style:text-properties style:font-name="Ubuntu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Ubuntu Mono" fo:font-size="10.5pt" style:font-size-asian="10.5pt" style:font-size-complex="10.5pt"/>
    </style:style>
    <style:style style:name="T1" style:family="text">
      <style:text-properties style:font-name="Ubuntu"/>
    </style:style>
    <style:style style:name="T2" style:family="text">
      <style:text-properties style:font-name="Ubuntu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.12cm" svg:height="1cm" svg:x="3.9cm" svg:y="1.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2cm" svg:height="1cm" svg:x="6.18cm" svg:y="2.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12cm" svg:height="1cm" svg:x="4.9cm" svg:y="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2cm" svg:height="1cm" svg:x="2.78cm" svg:y="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2cm" svg:height="1cm" svg:x="1.6cm" svg:y="2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02cm" svg:y1="1.6cm" svg:x2="6.74cm" svg:y2="2.5cm" draw:start-shape="id1" draw:start-glue-point="10" draw:end-shape="id2" draw:end-glue-point="4" svg:d="M5020 1600c1147 0 1720 300 1720 900" svg:viewBox="0 0 1721 901">
          <text:p/>
        </draw:connector>
        <draw:connector draw:style-name="gr2" draw:text-style-name="P3" draw:layer="layout" draw:type="curve" svg:x1="6.74cm" svg:y1="3.5cm" svg:x2="6.02cm" svg:y2="4.5cm" draw:start-shape="id2" draw:start-glue-point="8" draw:end-shape="id3" draw:end-glue-point="10" svg:d="M6740 3500c0 667-240 1000-720 1000" svg:viewBox="0 0 721 1001">
          <text:p/>
        </draw:connector>
        <draw:connector draw:style-name="gr2" draw:text-style-name="P3" draw:layer="layout" draw:type="curve" svg:x1="4.9cm" svg:y1="4.5cm" svg:x2="3.9cm" svg:y2="4.5cm" draw:start-shape="id3" draw:start-glue-point="6" draw:end-shape="id4" draw:end-glue-point="10" svg:d="M4900 4500h-1000" svg:viewBox="0 0 1001 1">
          <text:p/>
        </draw:connector>
        <draw:connector draw:style-name="gr2" draw:text-style-name="P3" draw:layer="layout" draw:type="curve" svg:x1="2.78cm" svg:y1="4.5cm" svg:x2="2.16cm" svg:y2="3.3cm" draw:start-shape="id4" draw:start-glue-point="6" draw:end-shape="id5" draw:end-glue-point="8" svg:d="M2780 4500c-414 0-620-400-620-1200" svg:viewBox="0 0 621 1201">
          <text:p/>
        </draw:connector>
        <draw:connector draw:style-name="gr2" draw:text-style-name="P3" draw:layer="layout" draw:type="curve" svg:x1="2.16cm" svg:y1="2.3cm" svg:x2="3.9cm" svg:y2="1.6cm" draw:start-shape="id5" draw:start-glue-point="4" draw:end-shape="id1" draw:end-glue-point="6" svg:d="M2160 2300c0-467 580-700 1740-700" svg:viewBox="0 0 1741 701">
          <text:p/>
        </draw:connector>
        <draw:connector draw:style-name="gr3" draw:text-style-name="P3" draw:layer="layout" draw:type="line" svg:x1="5.46cm" svg:y1="4cm" svg:x2="4.46cm" svg:y2="2.1cm" draw:start-shape="id3" draw:start-glue-point="4" draw:end-shape="id1" draw:end-glue-point="8" svg:d="M5460 4000l-1000-1900" svg:viewBox="0 0 1001 1901">
          <text:p/>
        </draw:connector>
        <draw:connector draw:style-name="gr3" draw:text-style-name="P3" draw:layer="layout" draw:type="line" svg:x1="3.34cm" svg:y1="4cm" svg:x2="4.46cm" svg:y2="2.1cm" draw:start-shape="id4" draw:start-glue-point="4" draw:end-shape="id1" draw:end-glue-point="8" svg:d="M3340 4000l1120-1900" svg:viewBox="0 0 1121 1901">
          <text:p/>
        </draw:connector>
        <draw:connector draw:style-name="gr4" draw:text-style-name="P3" draw:layer="layout" draw:type="curve" draw:line-skew="0.693cm" svg:x1="4.064cm" svg:y1="1.246cm" svg:x2="1.764cm" svg:y2="2.446cm" draw:start-shape="id1" draw:start-glue-point="5" draw:end-shape="id5" draw:end-glue-point="5" svg:d="M4064 1246c0 69-2300-531-2300 1200" svg:viewBox="0 0 2301 1248">
          <text:p/>
        </draw:connector>
        <draw:connector draw:style-name="gr4" draw:text-style-name="P3" draw:layer="layout" draw:type="curve" draw:line-skew="0.755cm" svg:x1="4.856cm" svg:y1="1.246cm" svg:x2="7.136cm" svg:y2="2.646cm" draw:start-shape="id1" draw:start-glue-point="11" draw:end-shape="id2" draw:end-glue-point="11" svg:d="M4856 1246c0 162 2280-538 2280 1400" svg:viewBox="0 0 2281 1401">
          <text:p/>
        </draw:connector>
        <draw:frame draw:style-name="gr5" draw:text-style-name="P4" draw:layer="layout" svg:width="0.688cm" svg:height="0.62cm" svg:x="6.412cm" svg:y="0.9cm">
          <draw:text-box>
            <text:p><text:span text:style-name="T2">1</text:span></text:p>
          </draw:text-box>
        </draw:frame>
        <draw:frame draw:style-name="gr5" draw:text-style-name="P4" draw:layer="layout" svg:width="0.688cm" svg:height="0.62cm" svg:x="1.712cm" svg:y="0.78cm">
          <draw:text-box>
            <text:p><text:span text:style-name="T2">2</text:span></text:p>
          </draw:text-box>
        </draw:frame>
        <draw:frame draw:style-name="gr5" draw:text-style-name="P4" draw:layer="layout" svg:width="0.688cm" svg:height="0.62cm" svg:x="5.5cm" svg:y="1.18cm">
          <draw:text-box>
            <text:p><text:span text:style-name="T2">3</text:span></text:p>
          </draw:text-box>
        </draw:frame>
        <draw:frame draw:style-name="gr5" draw:text-style-name="P4" draw:layer="layout" svg:width="0.688cm" svg:height="0.62cm" svg:x="6.512cm" svg:y="3.68cm">
          <draw:text-box>
            <text:p><text:span text:style-name="T2">4</text:span></text:p>
          </draw:text-box>
        </draw:frame>
        <draw:frame draw:style-name="gr5" draw:text-style-name="P4" draw:layer="layout" svg:width="0.688cm" svg:height="0.62cm" svg:x="4.8cm" svg:y="2.68cm">
          <draw:text-box>
            <text:p><text:span text:style-name="T2">5</text:span></text:p>
          </draw:text-box>
        </draw:frame>
        <draw:frame draw:style-name="gr5" draw:text-style-name="P4" draw:layer="layout" svg:width="0.688cm" svg:height="0.62cm" svg:x="4.312cm" svg:y="3.98cm">
          <draw:text-box>
            <text:p><text:span text:style-name="T2">6</text:span></text:p>
          </draw:text-box>
        </draw:frame>
        <draw:frame draw:style-name="gr5" draw:text-style-name="P4" draw:layer="layout" svg:width="0.688cm" svg:height="0.62cm" svg:x="3.2cm" svg:y="2.8cm">
          <draw:text-box>
            <text:p><text:span text:style-name="T2">7</text:span></text:p>
          </draw:text-box>
        </draw:frame>
        <draw:frame draw:style-name="gr5" draw:text-style-name="P4" draw:layer="layout" svg:width="0.688cm" svg:height="0.62cm" svg:x="2.2cm" svg:y="3.78cm">
          <draw:text-box>
            <text:p><text:span text:style-name="T2">8</text:span></text:p>
          </draw:text-box>
        </draw:frame>
        <draw:frame draw:style-name="gr5" draw:text-style-name="P4" draw:layer="layout" svg:width="0.688cm" svg:height="0.62cm" svg:x="2.4cm" svg:y="1.6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8:57:21.425068289</meta:creation-date>
    <dc:date>2021-02-11T19:05:41.380585730</dc:date>
    <meta:editing-duration>PT8M20S</meta:editing-duration>
    <meta:editing-cycles>1</meta:editing-cycles>
    <meta:document-statistic meta:object-count="23"/>
    <meta:generator>LibreOffice/6.4.6.2$Linux_X86_64 LibreOffice_project/40$Build-2</meta:generator>
  </office:meta>
</office:document-meta>
</file>